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D2655F0BC2D2F81D.png" manifest:media-type="image/png"/>
  <manifest:file-entry manifest:full-path="Pictures/100000000000020000000200F7A7B31A25AC4E04.jpg" manifest:media-type="image/jpeg"/>
  <manifest:file-entry manifest:full-path="Pictures/1000000000000200000001E5D476B6150A8C3071.jpg" manifest:media-type="image/jpeg"/>
  <manifest:file-entry manifest:full-path="Pictures/100000010000040000000400DBFF5C4C7FFB0E92.png" manifest:media-type="image/png"/>
  <manifest:file-entry manifest:full-path="Pictures/100000010000013D00000253A6C00674D6535071.png" manifest:media-type="image/png"/>
  <manifest:file-entry manifest:full-path="Pictures/100000010000040000000400EFE68BD37C67EF1F.png" manifest:media-type="image/png"/>
  <manifest:file-entry manifest:full-path="Pictures/1000000100000400000004004A3F0ED0C0F5A9CA.png" manifest:media-type="image/png"/>
  <manifest:file-entry manifest:full-path="Pictures/1000000100000400000004001AD72FE73D0F08B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bitmap" draw:fill-image-name="Lawn" draw:textarea-horizontal-align="justify" draw:textarea-vertical-align="middle" draw:auto-grow-height="false" fo:min-height="15.75cm" fo:min-width="16.677cm" fo:padding-top="0cm" fo:padding-bottom="0cm" fo:padding-left="0cm" fo:padding-right="0cm"/>
    </style:style>
    <style:style style:name="gr2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1e6a39" loext:glow-transparency="50%" loext:softedge-radius="0.071cm"/>
    </style:style>
    <style:style style:name="gr3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ffff38" loext:glow-transparency="50%" loext:softedge-radius="0.07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-50%" draw:contrast="35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87cm)" draw:image-opacity="100%" style:mirror="none"/>
    </style:style>
    <style:style style:name="gr7" style:family="graphic" style:parent-style-name="standard">
      <style:graphic-properties draw:stroke="solid" svg:stroke-width="0.106cm" svg:stroke-color="#784b04" draw:marker-start-width="0.359cm" draw:marker-end-width="0.359cm" draw:fill="solid" draw:fill-color="#ffd428" draw:textarea-horizontal-align="justify" draw:textarea-vertical-align="middle" draw:auto-grow-height="false" fo:min-height="0.739cm" fo:min-width="0.392cm" fo:padding-top="0.053cm" fo:padding-bottom="0.053cm" fo:padding-left="0.053cm" fo:padding-right="0.05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loext:shadow-blur="0.353cm" loext:glow-radius="0.035cm" loext:softedge-radius="0cm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8.424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width="0.106cm" svg:stroke-color="#e8a202" draw:marker-start="" draw:marker-start-width="0.419cm" draw:marker-start-center="false" draw:marker-end="" draw:marker-end-width="0.419cm" draw:marker-end-center="false" draw:stroke-linejoin="miter" draw:fill="solid" draw:fill-color="#4b2204" draw:secondary-fill-color="#d4ea6b" draw:opacity="90%" draw:textarea-horizontal-align="center" draw:textarea-vertical-align="middle" draw:auto-grow-height="false" draw:fit-to-size="false" style:shrink-to-fit="false" fo:min-height="1.726cm" fo:min-width="1.308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4cm, 0.826cm, 6.14cm, 0.779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bitmap" draw:fill-image-name="Lawn"/>
      <style:paragraph-properties fo:text-align="center"/>
    </style:style>
    <style:style style:name="P2" style:family="paragraph">
      <loext:graphic-properties draw:fill-image-name="Colorful_20_Pebbles" draw:opacity="7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d428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4b2204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5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6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7" draw:text-style-name="P4" draw:layer="layout" svg:width="1.218cm" svg:height="1.039cm" svg:x="23.538cm" svg:y="9.485cm">
          <text:p/>
          <draw:enhanced-geometry svg:viewBox="0 0 21600 21600" draw:mirror-vertical="tru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2.54cm" svg:height="2.54cm" svg:x="23.581cm" svg:y="7.752cm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9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5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6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9" draw:style-name="gr11" draw:text-style-name="P7" draw:layer="layout" svg:width="1.885cm" svg:height="2.063cm" svg:x="23.151cm" svg:y="10.781cm">
          <text:p text:style-name="P6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5.56cm" svg:y="7.74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9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5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6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style-name="gr7" draw:text-style-name="P4" draw:layer="layout" svg:width="1.218cm" svg:height="1.039cm" draw:transform="rotate (1.5707963267949) translate (22.9cm 12.515cm)">
          <text:p/>
          <draw:enhanced-geometry svg:viewBox="0 0 21600 21600" draw:mirror-vertical="fals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5.56cm" svg:y="7.74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8" draw:text-style-name="P3" draw:layer="layout" svg:width="2.54cm" svg:height="2.54cm" svg:x="23.467cm" svg:y="10.159cm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9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5.587cm" svg:y="10.29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9cm" svg:y="2.709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6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92cm" svg:y="7.719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5.56cm" svg:y="7.74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2" draw:text-style-name="P3" draw:layer="layout" svg:width="2.434cm" svg:height="2.62cm" svg:x="20.227cm" svg:y="10.386cm">
          <draw:image xlink:href="Pictures/100000010000013D00000253A6C00674D6535071.png" xlink:type="simple" xlink:show="embed" xlink:actuate="onLoad" draw:mime-type="image/png">
            <text:p/>
          </draw:image>
        </draw:frame>
        <draw:frame draw:style-name="gr9" draw:text-style-name="P3" draw:layer="layout" svg:width="11.495cm" svg:height="16.867cm" svg:x="-0.097cm" svg:y="-0.914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lorful_20_Pebbles" draw:display-name="Colorful Pebbles" xlink:href="Pictures/100000000000020000000200F7A7B31A25AC4E04.jpg" xlink:type="simple" xlink:show="embed" xlink:actuate="onLoad"/>
    <draw:fill-image draw:name="Lawn" xlink:href="Pictures/1000000000000200000001E5D476B6150A8C3071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bitmap" draw:fill-color="#729fcf" draw:fill-image-name="Colorful_20_Pebbles" draw:fill-image-width="5.08cm" draw:fill-image-height="5.08cm" style:repeat="repeat" draw:fill-image-ref-point-x="0%" draw:fill-image-ref-point-y="0%" draw:fill-image-ref-point="center" draw:tile-repeat-offset="0% vertical" draw:textarea-horizontal-align="justify" fo:padding-top="0cm" fo:padding-bottom="0cm" fo:padding-left="0cm" fo:padding-right="0cm" fo:wrap-option="wrap" draw:shadow="hidden" draw:shadow-offset-x="0.203cm" draw:shadow-offset-y="0.203cm" draw:shadow-color="#808080" draw:start-line-spacing-vertical="0cm" draw:end-line-spacing-vertical="0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fo:padding-top="0cm" fo:padding-bottom="0cm" fo:padding-left="0cm" fo:padding-r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1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6cm" svg:height="2.632cm" svg:x="1.398cm" svg:y="0.626cm" presentation:class="title" presentation:placeholder="true">
        <draw:text-box/>
      </draw:frame>
      <draw:frame presentation:style-name="Default-outline1" draw:layer="backgroundobjects" svg:width="25.196cm" svg:height="9.136cm" svg:x="1.398cm" svg:y="3.679cm" presentation:class="outline" presentation:placeholder="true">
        <draw:text-box/>
      </draw:frame>
      <draw:frame presentation:style-name="Mpr1" draw:text-style-name="MP2" draw:layer="backgroundobjects" svg:width="6.525cm" svg:height="1.089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9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5cm" svg:height="1.089cm" svg:x="20.069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16:17:16.320000000</meta:creation-date>
    <dc:date>2025-02-08T20:30:10.505000000</dc:date>
    <meta:editing-duration>PT19H28M7S</meta:editing-duration>
    <meta:editing-cycles>270</meta:editing-cycles>
    <meta:generator>LibreOffice/7.4.3.2$Windows_x86 LibreOffice_project/1048a8393ae2eeec98dff31b5c133c5f1d08b890</meta:generator>
    <meta:document-statistic meta:object-count="147"/>
  </office:meta>
</office:document-meta>
</file>